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3bad6" officeooo:paragraph-rsid="0003bad6"/>
    </style:style>
    <style:style style:name="P2" style:family="paragraph" style:parent-style-name="Heading_20_2">
      <style:text-properties officeooo:rsid="0003bad6" officeooo:paragraph-rsid="0003bad6"/>
    </style:style>
    <style:style style:name="P3" style:family="paragraph" style:parent-style-name="Heading_20_2">
      <style:text-properties officeooo:rsid="000571d8" officeooo:paragraph-rsid="000571d8"/>
    </style:style>
    <style:style style:name="P4" style:family="paragraph" style:parent-style-name="Text_20_body" style:list-style-name="L1">
      <style:text-properties officeooo:paragraph-rsid="0003bad6"/>
    </style:style>
    <style:style style:name="P5" style:family="paragraph" style:parent-style-name="Text_20_body" style:list-style-name="L1">
      <style:text-properties officeooo:rsid="0003bad6" officeooo:paragraph-rsid="0003bad6"/>
    </style:style>
    <style:style style:name="P6" style:family="paragraph" style:parent-style-name="Text_20_body" style:list-style-name="L1">
      <style:text-properties officeooo:rsid="0003bb91" officeooo:paragraph-rsid="0003bb91"/>
    </style:style>
    <style:style style:name="P7" style:family="paragraph" style:parent-style-name="Text_20_body" style:list-style-name="L1">
      <style:text-properties officeooo:rsid="000a3641" officeooo:paragraph-rsid="000a3641"/>
    </style:style>
    <style:style style:name="P8" style:family="paragraph" style:parent-style-name="Text_20_body" style:list-style-name="L1">
      <style:text-properties officeooo:rsid="000571d8" officeooo:paragraph-rsid="000571d8"/>
    </style:style>
    <style:style style:name="P9" style:family="paragraph" style:parent-style-name="Text_20_body" style:list-style-name="L1">
      <style:text-properties officeooo:rsid="000b9821" officeooo:paragraph-rsid="000b9821"/>
    </style:style>
    <style:style style:name="P10" style:family="paragraph" style:parent-style-name="Text_20_body" style:list-style-name="L1">
      <style:text-properties officeooo:rsid="00061124" officeooo:paragraph-rsid="00061124"/>
    </style:style>
    <style:style style:name="P11" style:family="paragraph" style:parent-style-name="Text_20_body" style:list-style-name="L2">
      <style:text-properties officeooo:rsid="00061124" officeooo:paragraph-rsid="00061124"/>
    </style:style>
    <style:style style:name="P12" style:family="paragraph" style:parent-style-name="Text_20_body" style:list-style-name="L2">
      <style:text-properties officeooo:paragraph-rsid="000571d8"/>
    </style:style>
    <style:style style:name="P13" style:family="paragraph" style:parent-style-name="Text_20_body" style:list-style-name="L2">
      <style:text-properties officeooo:paragraph-rsid="0005b8ca"/>
    </style:style>
    <style:style style:name="P14" style:family="paragraph" style:parent-style-name="Text_20_body" style:list-style-name="L2">
      <style:text-properties officeooo:rsid="0005b8ca" officeooo:paragraph-rsid="0005b8ca"/>
    </style:style>
    <style:style style:name="P15" style:family="paragraph" style:parent-style-name="Text_20_body" style:list-style-name="L2">
      <style:text-properties officeooo:rsid="0007158d" officeooo:paragraph-rsid="0007158d"/>
    </style:style>
    <style:style style:name="T1" style:family="text">
      <style:text-properties officeooo:rsid="0003bad6"/>
    </style:style>
    <style:style style:name="T2" style:family="text">
      <style:text-properties officeooo:rsid="0003bb91"/>
    </style:style>
    <style:style style:name="T3" style:family="text">
      <style:text-properties officeooo:rsid="000571d8"/>
    </style:style>
    <style:style style:name="T4" style:family="text">
      <style:text-properties officeooo:rsid="0005b8ca"/>
    </style:style>
    <style:style style:name="T5" style:family="text">
      <style:text-properties officeooo:rsid="00080850"/>
    </style:style>
    <style:style style:name="T6" style:family="text">
      <style:text-properties officeooo:rsid="000b98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toAuthenticate DynamoDB Use Case</text:h>
      <text:h text:style-name="P2" text:outline-level="2">Stored Information</text:h>
      <text:list xml:id="list2687536291" text:style-name="L1">
        <text:list-item>
          <text:p text:style-name="P5">Users</text:p>
          <text:list>
            <text:list-item>
              <text:p text:style-name="P6">Email Address</text:p>
              <text:list>
                <text:list-item>
                  <text:p text:style-name="P4"><text:span text:style-name="T1">String, </text:span><text:span text:style-name="T2">String</text:span></text:p>
                </text:list-item>
              </text:list>
            </text:list-item>
            <text:list-item>
              <text:p text:style-name="P5">Hashed Authentication Key</text:p>
              <text:list>
                <text:list-item>
                  <text:p text:style-name="P5">Binary, Max Length: 512? 256?</text:p>
                </text:list-item>
              </text:list>
            </text:list-item>
            <text:list-item>
              <text:p text:style-name="P6">Date Created</text:p>
              <text:list>
                <text:list-item>
                  <text:p text:style-name="P6">String</text:p>
                </text:list-item>
              </text:list>
            </text:list-item>
            <text:list-item>
              <text:p text:style-name="P6">Phone Number</text:p>
              <text:list>
                <text:list-item>
                  <text:p text:style-name="P6">String (INT?)</text:p>
                </text:list-item>
              </text:list>
            </text:list-item>
            <text:list-item>
              <text:p text:style-name="P5">MANY: Tokens</text:p>
            </text:list-item>
            <text:list-item>
              <text:p text:style-name="P5">MANY: Keys</text:p>
            </text:list-item>
          </text:list>
        </text:list-item>
        <text:list-item>
          <text:p text:style-name="P7">Sessions</text:p>
          <text:list>
            <text:list-item>
              <text:p text:style-name="P7">SessionID</text:p>
              <text:list>
                <text:list-item>
                  <text:p text:style-name="P5">String, Max length 256 char</text:p>
                </text:list-item>
              </text:list>
            </text:list-item>
            <text:list-item>
              <text:p text:style-name="P8">Name</text:p>
              <text:list>
                <text:list-item>
                  <text:p text:style-name="P5">String, Max length 200 char</text:p>
                </text:list-item>
              </text:list>
            </text:list-item>
            <text:list-item>
              <text:p text:style-name="P8">Email Address</text:p>
              <text:list>
                <text:list-item>
                  <text:p text:style-name="P8">Email linked by token</text:p>
                </text:list-item>
              </text:list>
            </text:list-item>
            <text:list-item>
              <text:p text:style-name="P9">SessionKey</text:p>
              <text:list>
                <text:list-item>
                  <text:p text:style-name="P9">Binary, Random</text:p>
                </text:list-item>
              </text:list>
            </text:list-item>
            <text:list-item>
              <text:p text:style-name="P5">Expiration Date</text:p>
              <text:list>
                <text:list-item>
                  <text:p text:style-name="P5">String, date format</text:p>
                </text:list-item>
              </text:list>
            </text:list-item>
          </text:list>
        </text:list-item>
        <text:list-item>
          <text:p text:style-name="P5">Keys</text:p>
          <text:list>
            <text:list-item>
              <text:p text:style-name="P5">Identifier</text:p>
              <text:list>
                <text:list-item>
                  <text:p text:style-name="P5">String, 256 Char</text:p>
                </text:list-item>
              </text:list>
            </text:list-item>
            <text:list-item>
              <text:p text:style-name="P5">Name</text:p>
              <text:list>
                <text:list-item>
                  <text:p text:style-name="P5"><text:soft-page-break/>Unparsed String, 200 Char</text:p>
                </text:list-item>
              </text:list>
            </text:list-item>
            <text:list-item>
              <text:p text:style-name="P5">Protocol</text:p>
              <text:list>
                <text:list-item>
                  <text:p text:style-name="P5">String</text:p>
                </text:list-item>
                <text:list-item>
                  <text:p text:style-name="P5">Oneof</text:p>
                  <text:list>
                    <text:list-item>
                      <text:p text:style-name="P5">Yubikey, TOTP, ?</text:p>
                    </text:list-item>
                  </text:list>
                </text:list-item>
              </text:list>
            </text:list-item>
            <text:list-item>
              <text:p text:style-name="P5">Version</text:p>
              <text:list>
                <text:list-item>
                  <text:p text:style-name="P5">String, name</text:p>
                </text:list-item>
              </text:list>
            </text:list-item>
            <text:list-item>
              <text:p text:style-name="P6">Site</text:p>
              <text:list>
                <text:list-item>
                  <text:p text:style-name="P6">String, URL</text:p>
                </text:list-item>
              </text:list>
            </text:list-item>
            <text:list-item>
              <text:p text:style-name="P10">UsageCounter</text:p>
              <text:list>
                <text:list-item>
                  <text:p text:style-name="P10">Number, autoencrementing</text:p>
                </text:list-item>
              </text:list>
            </text:list-item>
            <text:list-item>
              <text:p text:style-name="P6">DateCreated</text:p>
              <text:list>
                <text:list-item>
                  <text:p text:style-name="P6">String, Date</text:p>
                </text:list-item>
              </text:list>
            </text:list-item>
            <text:list-item>
              <text:p text:style-name="P8">EncryptedKeyData</text:p>
              <text:list>
                <text:list-item>
                  <text:p text:style-name="P8">Map { V_NAME: B64_Encrypted_Data }</text:p>
                </text:list-item>
              </text:list>
            </text:list-item>
            <text:list-item>
              <text:p text:style-name="P8">UnencryptedKeyData</text:p>
              <text:list>
                <text:list-item>
                  <text:p text:style-name="P8">Map { V_NAME: Data }</text:p>
                </text:list-item>
              </text:list>
            </text:list-item>
          </text:list>
        </text:list-item>
      </text:list>
      <text:h text:style-name="P3" text:outline-level="2">Access Patterns</text:h>
      <text:list xml:id="list70094844" text:style-name="L2">
        <text:list-item>
          <text:p text:style-name="P12"><text:span text:style-name="T3">Select </text:span><text:span text:style-name="T6">sessions</text:span><text:span text:style-name="T4"> for user</text:span></text:p>
          <text:list>
            <text:list-item>
              <text:p text:style-name="P13"><text:span text:style-name="T4">Input: </text:span><text:span text:style-name="T6">SessionId</text:span><text:span text:style-name="T4">, Username</text:span></text:p>
            </text:list-item>
            <text:list-item>
              <text:p text:style-name="P13"><text:span text:style-name="T4">Output: </text:span><text:span text:style-name="T6">Session</text:span><text:span text:style-name="T4"> info</text:span></text:p>
            </text:list-item>
          </text:list>
        </text:list-item>
        <text:list-item>
          <text:p text:style-name="P14">Select (and update) key for user given id</text:p>
        </text:list-item>
        <text:list-item>
          <text:p text:style-name="P11">Get all keys updated since a time</text:p>
        </text:list-item>
        <text:list-item>
          <text:p text:style-name="P15">Add/Delete key for user</text:p>
        </text:list-item>
        <text:list-item>
          <text:p text:style-name="P15">RARE: Change email</text:p>
        </text:list-item>
        <text:list-item>
          <text:p text:style-name="P15">RARE: <text:span text:style-name="T5">Change password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2:36:45.530814656</meta:creation-date>
    <dc:date>2021-03-11T02:55:02.358892679</dc:date>
    <meta:editing-duration>PT28M2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54" meta:word-count="185" meta:character-count="968" meta:non-whitespace-character-count="888"/>
  </office:meta>
</office:document-meta>
</file>